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8.1mm"/>
    </style:style>
    <style:style style:name="co4" style:family="table-column">
      <style:table-column-properties fo:break-before="auto" style:column-width="7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cell-protect="protected formula-hidden" style:print-content="true"/>
    </style:style>
    <style:style style:name="ce12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Nains.L2">
          <table:error-message table:message-type="stop" table:display="true"/>
        </table:content-validation>
        <table:content-validation table:name="val2" table:condition="of:cell-content-is-in-list(&quot;0&quot;;&quot;1&quot;;&quot;2&quot;)" table:allow-empty-cell="true" table:display-list="unsorted" table:base-cell-address="Nains.K3">
          <table:error-message table:message-type="stop" table:display="true"/>
        </table:content-validation>
        <table:content-validation table:name="val3" table:condition="of:cell-content-is-in-list(&quot;0&quot;;&quot;1&quot;;&quot;2&quot;;&quot;3&quot;;&quot;4&quot;;&quot;&quot;)" table:allow-empty-cell="true" table:display-list="unsorted" table:base-cell-address="Nains.K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;&quot;&quot;)" table:allow-empty-cell="false" table:display-list="unsorted" table:base-cell-address="Nains.K8">
          <table:error-message table:message-type="stop" table:display="true"/>
        </table:content-validation>
        <table:content-validation table:name="val5" table:condition="of:cell-content-is-in-list(&quot;0&quot;;&quot;1&quot;;&quot;&quot;)" table:allow-empty-cell="false" table:display-list="unsorted" table:base-cell-address="Nains.K7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Nains.K13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sort-ascending" table:base-cell-address="Nains.K12">
          <table:error-message table:message-type="stop" table:display="true"/>
        </table:content-validation>
      </table:content-validations>
      <table:table table:name="Nain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se sûre, Crâne Epais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roll Slay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, Intrépide, Frénési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0-1</text:p>
          </table:table-cell>
          <table:table-cell office:value-type="string" calcext:value-type="string">
            <text:p>DeathRoller</text:p>
          </table:table-cell>
          <table:table-cell office:value-type="float" office:value="160000" calcext:value-type="float">
            <text:p>160 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Esquive en Force, Joueur Déloyal, juggernaut, Châtaigne, Sans les mains, Arme secrète, Stabilit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1" calcext:value-type="float">
            <text:p>1</text:p>
          </table:table-cell>
          <table:table-cell table:formula="of:=[.C7]*[.K7]" office:value-type="float" office:value="50000" calcext:value-type="float">
            <text:p>50 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50000" calcext:value-type="float">
            <text:p>50 000</text:p>
          </table:table-cell>
          <table:table-cell table:number-columns-repeated="1012"/>
        </table:table-row>
      </table:table>
      <table:table table:name="Union Elfique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60000" calcext:value-type="float">
            <text:p>6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Nerfs d’Acier 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Glissade contrôlé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5:11:26.6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2-10T15:19:10.748000000</dc:date>
    <dc:creator>Stéphane Kmieciak</dc:creator>
    <meta:editing-duration>PT9H28M56S</meta:editing-duration>
    <meta:editing-cycles>10</meta:editing-cycles>
    <meta:generator>LibreOffice/5.1.1.3$Windows_X86_64 LibreOffice_project/89f508ef3ecebd2cfb8e1def0f0ba9a803b88a6d</meta:generator>
    <meta:document-statistic meta:table-count="2" meta:cell-count="190" meta:object-count="0"/>
  </office:meta>
</office:document-meta>
</file>